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993in" table:align="left"/>
    </style:style>
    <style:style style:name="Table1.A" style:family="table-column">
      <style:table-column-properties style:column-width="0.7222in"/>
    </style:style>
    <style:style style:name="Table1.B" style:family="table-column">
      <style:table-column-properties style:column-width="3.7333in"/>
    </style:style>
    <style:style style:name="Table1.C" style:family="table-column">
      <style:table-column-properties style:column-width="2.4438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9993in"/>
    </style:style>
    <style:style style:name="Table2.B" style:family="table-column">
      <style:table-column-properties style:column-width="1.0667in"/>
    </style:style>
    <style:style style:name="Table2.C" style:family="table-column">
      <style:table-column-properties style:column-width="4.859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1. Introduction to Feedforward Neural Networks (FNNs)</text:span></text:p>
      <text:p text:style-name="Text_20_body">Feedforward Neural Networks (FNNs) are a class of artificial neural networks where connections between the nodes do not form cycles. They are used primarily in supervised learning and are considered the foundational model for neural network-based machine learning.</text:p>
      <text:p text:style-name="Horizontal_20_Line"/>
      <text:p text:style-name="Text_20_body"><text:span text:style-name="Strong_20_Emphasis">2. Learning Objectives</text:span><text:line-break/>By the end of this handout, students will be able to:</text:p>
      <text:list xml:id="list1740400050" text:style-name="L4">
        <text:list-item>
          <text:p text:style-name="P5">Describe the structure and forward pass of FNNs.</text:p>
        </text:list-item>
        <text:list-item>
          <text:p text:style-name="P5">Implement an FNN using Python and TensorFlow or PyTorch.</text:p>
        </text:list-item>
        <text:list-item>
          <text:p text:style-name="P5">Explain the roles of activation functions, loss functions, and optimizers.</text:p>
        </text:list-item>
        <text:list-item>
          <text:p text:style-name="P5">Train and evaluate FNNs on real datasets.</text:p>
        </text:list-item>
      </text:list>
      <text:p text:style-name="Horizontal_20_Line"/>
      <text:p text:style-name="Text_20_body"><text:span text:style-name="Strong_20_Emphasis">3. FNN Architecture Overview</text:span></text:p>
      <text:p text:style-name="Text_20_body"><text:span text:style-name="Strong_20_Emphasis">3.1 Components:</text:span></text:p>
      <text:list xml:id="list1429535306" text:style-name="L5">
        <text:list-item>
          <text:p text:style-name="P6"><text:span text:style-name="Strong_20_Emphasis">Input Layer:</text:span> Receives the input features x∈Rnx \in \mathbb{R}^n.</text:p>
        </text:list-item>
        <text:list-item>
          <text:p text:style-name="P6"><text:span text:style-name="Strong_20_Emphasis">Hidden Layers:</text:span> Composed of neurons applying linear transformations followed by non-linear activation functions.</text:p>
        </text:list-item>
        <text:list-item>
          <text:p text:style-name="P6"><text:span text:style-name="Strong_20_Emphasis">Output Layer:</text:span> Outputs the final prediction, typically a scalar or vector depending on regression or classification tasks.</text:p>
        </text:list-item>
      </text:list>
      <text:p text:style-name="Text_20_body"><text:span text:style-name="Strong_20_Emphasis">3.2 Forward Propagation:</text:span><text:line-break/>Let xx be the input vector, W(l)W^{(l)} the weights, b(l)b^{(l)} the biases, and ff an activation function. Then the output of layer ll is:<text:line-break/>a(l)=f(W(l)a(l−1)+b(l))a^{(l)} = f(W^{(l)} a^{(l-1)} + b^{(l)})<text:line-break/>where a(0)=xa^{(0)} = x.</text:p>
      <text:p text:style-name="Horizontal_20_Line"/>
      <text:p text:style-name="Text_20_body"><text:span text:style-name="Strong_20_Emphasis">4. Activation Function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unction</text:p>
            </table:table-cell>
            <table:table-cell table:style-name="Table1.A1" office:value-type="string">
              <text:p text:style-name="Table_20_Heading">Formula</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ReLU</text:p>
          </table:table-cell>
          <table:table-cell table:style-name="Table1.A1" office:value-type="string">
            <text:p text:style-name="Table_20_Contents">f(x)=max⁡(0,x)f(x) = \max(0, x)</text:p>
          </table:table-cell>
          <table:table-cell table:style-name="Table1.A1" office:value-type="string">
            <text:p text:style-name="Table_20_Contents">Sparse activation, fast convergence</text:p>
          </table:table-cell>
        </table:table-row>
        <table:table-row>
          <table:table-cell table:style-name="Table1.A1" office:value-type="string">
            <text:p text:style-name="Table_20_Contents">Sigmoid</text:p>
          </table:table-cell>
          <table:table-cell table:style-name="Table1.A1" office:value-type="string">
            <text:p text:style-name="Table_20_Contents">f(x)=11+e−xf(x) = \frac{1}{1 + e^{-x}}</text:p>
          </table:table-cell>
          <table:table-cell table:style-name="Table1.A1" office:value-type="string">
            <text:p text:style-name="Table_20_Contents">Useful for binary classification</text:p>
          </table:table-cell>
        </table:table-row>
        <table:table-row>
          <table:table-cell table:style-name="Table1.A1" office:value-type="string">
            <text:p text:style-name="Table_20_Contents">Tanh</text:p>
          </table:table-cell>
          <table:table-cell table:style-name="Table1.A1" office:value-type="string">
            <text:p text:style-name="Table_20_Contents">f(x)=tanh⁡(x)f(x) = \tanh(x)</text:p>
          </table:table-cell>
          <table:table-cell table:style-name="Table1.A1" office:value-type="string">
            <text:p text:style-name="Table_20_Contents">Zero-centered output</text:p>
          </table:table-cell>
        </table:table-row>
        <table:table-row>
          <table:table-cell table:style-name="Table1.A1" office:value-type="string">
            <text:p text:style-name="Table_20_Contents">Softmax</text:p>
          </table:table-cell>
          <table:table-cell table:style-name="Table1.A1" office:value-type="string">
            <text:p text:style-name="Table_20_Contents">fi(x)=exi∑jexjf_i(x) = \frac{e^{x_i}}{\sum_j e^{x_j}}</text:p>
          </table:table-cell>
          <table:table-cell table:style-name="Table1.A1" office:value-type="string">
            <text:p text:style-name="Table_20_Contents">Multi-class classification</text:p>
          </table:table-cell>
        </table:table-row>
      </table:table>
      <text:p text:style-name="Horizontal_20_Line"/>
      <text:p text:style-name="Text_20_body"><text:span text:style-name="Strong_20_Emphasis">5. Loss Functions</text:span></text:p>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Table_20_Heading">Task</text:p>
            </table:table-cell>
            <table:table-cell table:style-name="Table2.A1" office:value-type="string">
              <text:p text:style-name="Table_20_Heading">Loss Function</text:p>
            </table:table-cell>
            <table:table-cell table:style-name="Table2.A1" office:value-type="string">
              <text:p text:style-name="Table_20_Heading">Formula</text:p>
            </table:table-cell>
          </table:table-row>
        </table:table-header-rows>
        <table:table-row>
          <table:table-cell table:style-name="Table2.A1" office:value-type="string">
            <text:p text:style-name="Table_20_Contents">Regression</text:p>
          </table:table-cell>
          <table:table-cell table:style-name="Table2.A1" office:value-type="string">
            <text:p text:style-name="Table_20_Contents">MSE</text:p>
          </table:table-cell>
          <table:table-cell table:style-name="Table2.A1" office:value-type="string">
            <text:p text:style-name="Table_20_Contents">MSE=1n∑i=1n(yi−y^i)2\text{MSE} = \frac{1}{n} \sum_{i=1}^n (y_i - \hat{y}_i)^2</text:p>
          </table:table-cell>
        </table:table-row>
        <table:table-row>
          <table:table-cell table:style-name="Table2.A1" office:value-type="string">
            <text:p text:style-name="Table_20_Contents">Regression</text:p>
          </table:table-cell>
          <table:table-cell table:style-name="Table2.A1" office:value-type="string">
            <text:p text:style-name="Table_20_Contents">RMSE</text:p>
          </table:table-cell>
          <table:table-cell table:style-name="Table2.A1" office:value-type="string">
            <text:p text:style-name="Table_20_Contents">RMSE=1n∑i=1n(yi−y^i)2\text{RMSE} = \sqrt{\frac{1}{n} \sum_{i=1}^n (y_i - \hat{y}_i)^2}</text:p>
          </table:table-cell>
        </table:table-row>
        <table:table-row>
          <table:table-cell table:style-name="Table2.A1" office:value-type="string">
            <text:p text:style-name="Table_20_Contents">Regression</text:p>
          </table:table-cell>
          <table:table-cell table:style-name="Table2.A1" office:value-type="string">
            <text:p text:style-name="Table_20_Contents">MAE</text:p>
          </table:table-cell>
          <table:table-cell table:style-name="Table2.A1" office:value-type="string">
            <text:p text:style-name="Table_20_Contents">( \text{MAE} = \frac{1}{n} \sum_{i=1}^n \left</text:p>
          </table:table-cell>
        </table:table-row>
        <table:table-row>
          <table:table-cell table:style-name="Table2.A1" office:value-type="string">
            <text:p text:style-name="Table_20_Contents">Classification</text:p>
          </table:table-cell>
          <table:table-cell table:style-name="Table2.A1" office:value-type="string">
            <text:p text:style-name="Table_20_Contents">Cross-Entropy</text:p>
          </table:table-cell>
          <table:table-cell table:style-name="Table2.A1" office:value-type="string">
            <text:p text:style-name="Table_20_Contents">CE=−∑i=1nyilog⁡(y^i)\text{CE} = -\sum_{i=1}^n y_i \log(\hat{y}_i)</text:p>
          </table:table-cell>
        </table:table-row>
      </table:table>
      <text:p text:style-name="Text_20_body"><text:span text:style-name="Strong_20_Emphasis">Explanation:</text:span></text:p>
      <text:list xml:id="list579816991" text:style-name="L6">
        <text:list-item>
          <text:p text:style-name="P7"><text:span text:style-name="Strong_20_Emphasis">Mean Squared Error (MSE):</text:span> Penalizes larger errors more due to squaring. Good when large errors must be strongly avoided.</text:p>
        </text:list-item>
        <text:list-item>
          <text:p text:style-name="P7"><text:span text:style-name="Strong_20_Emphasis">Root Mean Squared Error (RMSE):</text:span> Square root of MSE. Expressed in the same units as the target variable. Highlights large deviations.</text:p>
        </text:list-item>
        <text:list-item>
          <text:p text:style-name="P7"><text:span text:style-name="Strong_20_Emphasis">Mean Absolute Error (MAE):</text:span> Takes the average of absolute differences. More robust to outliers but less sensitive to large errors than MSE.</text:p>
        </text:list-item>
      </text:list>
      <text:p text:style-name="Horizontal_20_Line"/>
      <text:p text:style-name="Text_20_body"><text:span text:style-name="Strong_20_Emphasis">6. Optimizers</text:span></text:p>
      <text:p text:style-name="Text_20_body">An optimization function determines how the neural network updates its internal weights and biases to reduce the loss function. It uses gradients (from backpropagation) to guide updates and improve performance with each epoch.</text:p>
      <text:p text:style-name="Text_20_body"><text:span text:style-name="Strong_20_Emphasis">Adam Optimizer</text:span> combines:</text:p>
      <text:list xml:id="list4254700033" text:style-name="L7">
        <text:list-item>
          <text:p text:style-name="P8"><text:span text:style-name="Strong_20_Emphasis">Momentum:</text:span> Uses an exponentially decaying average of past gradients.</text:p>
        </text:list-item>
        <text:list-item>
          <text:p text:style-name="P8"><text:span text:style-name="Strong_20_Emphasis">RMSProp:</text:span> Scales learning rates based on the recent magnitude of gradients.</text:p>
        </text:list-item>
      </text:list>
      <text:p text:style-name="Horizontal_20_Line"/>
      <text:p text:style-name="Text_20_body"><text:span text:style-name="Strong_20_Emphasis">7. Training Workflow</text:span></text:p>
      <text:list xml:id="list530264435" text:style-name="L8">
        <text:list-item>
          <text:p text:style-name="P9">Split data into training, validation, and test sets.</text:p>
        </text:list-item>
        <text:list-item>
          <text:p text:style-name="P9">Normalize the input features.</text:p>
        </text:list-item>
        <text:list-item>
          <text:p text:style-name="P9">Define the FNN model architecture.</text:p>
        </text:list-item>
        <text:list-item>
          <text:p text:style-name="P9">Compile the model (specify optimizer, loss function, metrics).</text:p>
        </text:list-item>
        <text:list-item>
          <text:p text:style-name="P9">Train using <text:span text:style-name="Source_20_Text">model.fit(...)</text:span>.</text:p>
        </text:list-item>
        <text:list-item>
          <text:p text:style-name="P9">Evaluate performance using <text:span text:style-name="Source_20_Text">model.evaluate(...)</text:span>.</text:p>
        </text:list-item>
      </text:list>
      <text:p text:style-name="Horizontal_20_Line"/>
      <text:p text:style-name="Text_20_body"><text:span text:style-name="Strong_20_Emphasis">8. Example: Binary Classification in TensorFlow (Fully Explained)</text:span></text:p>
      <text:p text:style-name="Preformatted_20_Text"><text:span text:style-name="Source_20_Text"># Import libraries</text:span></text:p>
      <text:p text:style-name="Preformatted_20_Text"><text:span text:style-name="Source_20_Text">import numpy as np</text:span></text:p>
      <text:p text:style-name="Preformatted_20_Text"><text:span text:style-name="Source_20_Text">from sklearn.datasets import make_classification</text:span></text:p>
      <text:p text:style-name="Preformatted_20_Text"><text:soft-page-break/><text:span text:style-name="Source_20_Text">from sklearn.model_selection import train_test_split</text:span></text:p>
      <text:p text:style-name="Preformatted_20_Text"><text:span text:style-name="Source_20_Text">from sklearn.preprocessing import StandardScaler</text:span></text:p>
      <text:p text:style-name="Preformatted_20_Text"><text:span text:style-name="Source_20_Text">from tensorflow.keras.models import Sequential</text:span></text:p>
      <text:p text:style-name="Preformatted_20_Text"><text:span text:style-name="Source_20_Text">from tensorflow.keras.layers import Dense</text:span></text:p>
      <text:p text:style-name="Preformatted_20_Text"/>
      <text:p text:style-name="Preformatted_20_Text"><text:span text:style-name="Source_20_Text"># Generate synthetic dataset for binary classification</text:span></text:p>
      <text:p text:style-name="Preformatted_20_Text"><text:span text:style-name="Source_20_Text">X, y = make_classification(n_samples=1000, n_features=20, n_classes=2)</text:span></text:p>
      <text:p text:style-name="Preformatted_20_Text"/>
      <text:p text:style-name="Preformatted_20_Text"><text:span text:style-name="Source_20_Text"># Split data into training and testing sets</text:span></text:p>
      <text:p text:style-name="Preformatted_20_Text"><text:span text:style-name="Source_20_Text">X_train, X_test, y_train, y_test = train_test_split(X, y, test_size=0.2)</text:span></text:p>
      <text:p text:style-name="Preformatted_20_Text"/>
      <text:p text:style-name="Preformatted_20_Text"><text:span text:style-name="Source_20_Text"># Scale features to have zero mean and unit variance for better training convergence</text:span></text:p>
      <text:p text:style-name="Preformatted_20_Text"><text:span text:style-name="Source_20_Text">scaler = StandardScaler()</text:span></text:p>
      <text:p text:style-name="Preformatted_20_Text"><text:span text:style-name="Source_20_Text">X_train = scaler.fit_transform(X_train)</text:span></text:p>
      <text:p text:style-name="Preformatted_20_Text"><text:span text:style-name="Source_20_Text">X_test = scaler.transform(X_test)</text:span></text:p>
      <text:p text:style-name="Preformatted_20_Text"/>
      <text:p text:style-name="Preformatted_20_Text"><text:span text:style-name="Source_20_Text"># Initialize the model as a feedforward neural network</text:span></text:p>
      <text:p text:style-name="Preformatted_20_Text"><text:span text:style-name="Source_20_Text">model = Sequential([</text:span></text:p>
      <text:p text:style-name="Preformatted_20_Text"><text:span text:style-name="Source_20_Text"><text:s text:c="4"/>Dense(64, activation='relu', input_shape=(20,)),</text:span></text:p>
      <text:p text:style-name="Preformatted_20_Text"><text:span text:style-name="Source_20_Text"><text:s text:c="4"/>Dense(32, activation='relu'),</text:span></text:p>
      <text:p text:style-name="Preformatted_20_Text"><text:span text:style-name="Source_20_Text"><text:s text:c="4"/>Dense(1, activation='sigmoid')</text:span></text:p>
      <text:p text:style-name="Preformatted_20_Text"><text:span text:style-name="Source_20_Text">])</text:span></text:p>
      <text:p text:style-name="Preformatted_20_Text"/>
      <text:p text:style-name="Preformatted_20_Text"><text:span text:style-name="Source_20_Text"># Compile the model specifying optimizer, loss function, and metrics</text:span></text:p>
      <text:p text:style-name="Preformatted_20_Text"><text:span text:style-name="Source_20_Text">model.compile(optimizer='adam', loss='binary_crossentropy', metrics=['accuracy'])</text:span></text:p>
      <text:p text:style-name="Preformatted_20_Text"/>
      <text:p text:style-name="Preformatted_20_Text"><text:span text:style-name="Source_20_Text"># Train the model using training data with validation split</text:span></text:p>
      <text:p text:style-name="Preformatted_20_Text"><text:span text:style-name="Source_20_Text">model.fit(</text:span></text:p>
      <text:p text:style-name="Preformatted_20_Text"><text:span text:style-name="Source_20_Text"><text:s text:c="4"/>X_train, y_train,</text:span></text:p>
      <text:p text:style-name="Preformatted_20_Text"><text:span text:style-name="Source_20_Text"><text:s text:c="4"/>epochs=20,</text:span></text:p>
      <text:p text:style-name="Preformatted_20_Text"><text:span text:style-name="Source_20_Text"><text:s text:c="4"/>batch_size=32,</text:span></text:p>
      <text:p text:style-name="Preformatted_20_Text"><text:span text:style-name="Source_20_Text"><text:s text:c="4"/>validation_split=0.2</text:span></text:p>
      <text:p text:style-name="Preformatted_20_Text"><text:span text:style-name="Source_20_Text">)</text:span></text:p>
      <text:p text:style-name="Preformatted_20_Text"/>
      <text:p text:style-name="Preformatted_20_Text"><text:span text:style-name="Source_20_Text"># Evaluate the model on test data</text:span></text:p>
      <text:p text:style-name="P1"><text:span text:style-name="Source_20_Text">model.evaluate(X_test, y_test)</text:span></text:p>
      <text:p text:style-name="Horizontal_20_Line"/>
      <text:p text:style-name="Text_20_body"><text:span text:style-name="Strong_20_Emphasis">9. Tips for Effective Training</text:span></text:p>
      <text:list xml:id="list3633153909" text:style-name="L9">
        <text:list-item>
          <text:p text:style-name="P10">Use feature scaling for input normalization.</text:p>
        </text:list-item>
        <text:list-item>
          <text:p text:style-name="P10">Monitor training vs. validation loss to detect overfitting.</text:p>
        </text:list-item>
        <text:list-item>
          <text:p text:style-name="P10">Use early stopping or dropout to avoid overfitting.</text:p>
        </text:list-item>
        <text:list-item>
          <text:p text:style-name="P10">Start with simple architectures and increase complexity gradually.</text:p>
        </text:list-item>
        <text:list-item>
          <text:p text:style-name="P10">Use a consistent random seed for reproducibility.</text:p>
        </text:list-item>
      </text:list>
      <text:p text:style-name="Text_20_body"><text:span text:style-name="Strong_20_Emphasis">Overfitting vs. Underfitting:</text:span></text:p>
      <text:list xml:id="list3750785781" text:style-name="L10">
        <text:list-item>
          <text:p text:style-name="P11">Overfitting: high training accuracy but poor validation accuracy.</text:p>
        </text:list-item>
        <text:list-item>
          <text:p text:style-name="P11">Underfitting: poor accuracy on both training and validation data.</text:p>
        </text:list-item>
      </text:list>
      <text:p text:style-name="Text_20_body"><text:span text:style-name="Strong_20_Emphasis">Detecting Issues:</text:span></text:p>
      <text:list xml:id="list450027433" text:style-name="L11">
        <text:list-item>
          <text:p text:style-name="P12"><text:soft-page-break/>If training loss decreases but validation loss increases → overfitting.</text:p>
        </text:list-item>
        <text:list-item>
          <text:p text:style-name="P12">If neither decreases → underfitting or learning rate too small.</text:p>
        </text:list-item>
      </text:list>
      <text:p text:style-name="Horizontal_20_Line"/>
      <text:p text:style-name="Text_20_body"><text:span text:style-name="Strong_20_Emphasis">10. Conclusion</text:span><text:line-break/>Feedforward Neural Networks (FNNs) are a foundational model in machine learning. Understanding how they work—from data preprocessing to architecture design, loss optimization, and evaluation—is essential for solving real-world problems. This handout provided both theoretical and hands-on insights to equip you for building and analyzing FNNs effectively.</text:p>
      <text:p text:style-name="Text_20_body">Continue practicing by modifying the dataset, tweaking the architecture, and observing how performance change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8. Example: Binary Classification in TensorFlow (Fully Explained)</text:span></text:p>
      <text:p text:style-name="Preformatted_20_Text"><text:span text:style-name="Source_20_Text"># Import libraries</text:span></text:p>
      <text:p text:style-name="Preformatted_20_Text"><text:span text:style-name="Source_20_Text">import numpy as np</text:span></text:p>
      <text:p text:style-name="Preformatted_20_Text"><text:span text:style-name="Source_20_Text">from sklearn.datasets import make_classification</text:span></text:p>
      <text:p text:style-name="Preformatted_20_Text"><text:span text:style-name="Source_20_Text">from sklearn.model_selection import train_test_split</text:span></text:p>
      <text:p text:style-name="Preformatted_20_Text"><text:span text:style-name="Source_20_Text">from sklearn.preprocessing import StandardScaler</text:span></text:p>
      <text:p text:style-name="Preformatted_20_Text"><text:span text:style-name="Source_20_Text">from tensorflow.keras.models import Sequential</text:span></text:p>
      <text:p text:style-name="Preformatted_20_Text"><text:span text:style-name="Source_20_Text">from tensorflow.keras.layers import Dense</text:span></text:p>
      <text:p text:style-name="Preformatted_20_Text"/>
      <text:p text:style-name="Preformatted_20_Text"><text:span text:style-name="Source_20_Text"># Generate synthetic dataset for binary classification</text:span></text:p>
      <text:p text:style-name="Preformatted_20_Text"><text:span text:style-name="Source_20_Text">X, y = make_classification(n_samples=1000, n_features=20, n_classes=2)</text:span></text:p>
      <text:p text:style-name="Preformatted_20_Text"/>
      <text:p text:style-name="Preformatted_20_Text"><text:span text:style-name="Source_20_Text"># Split data into training and testing sets</text:span></text:p>
      <text:p text:style-name="Preformatted_20_Text"><text:span text:style-name="Source_20_Text">X_train, X_test, y_train, y_test = train_test_split(X, y, test_size=0.2)</text:span></text:p>
      <text:p text:style-name="Preformatted_20_Text"/>
      <text:p text:style-name="Preformatted_20_Text"><text:span text:style-name="Source_20_Text"># Scale features to have zero mean and unit variance for better training convergence</text:span></text:p>
      <text:p text:style-name="Preformatted_20_Text"><text:span text:style-name="Source_20_Text">scaler = StandardScaler()</text:span></text:p>
      <text:p text:style-name="Preformatted_20_Text"><text:span text:style-name="Source_20_Text">X_train = scaler.fit_transform(X_train)</text:span></text:p>
      <text:p text:style-name="Preformatted_20_Text"><text:span text:style-name="Source_20_Text">X_test = scaler.transform(X_test)</text:span></text:p>
      <text:p text:style-name="Preformatted_20_Text"/>
      <text:p text:style-name="Preformatted_20_Text"><text:span text:style-name="Source_20_Text"># Initialize the model as a feedforward neural network</text:span></text:p>
      <text:p text:style-name="Preformatted_20_Text"><text:span text:style-name="Source_20_Text">model = Sequential([</text:span></text:p>
      <text:p text:style-name="Preformatted_20_Text"><text:span text:style-name="Source_20_Text"><text:s text:c="4"/>Dense(64, activation='relu', input_shape=(20,)),</text:span></text:p>
      <text:p text:style-name="Preformatted_20_Text"><text:span text:style-name="Source_20_Text"><text:s text:c="4"/>Dense(32, activation='relu'),</text:span></text:p>
      <text:p text:style-name="Preformatted_20_Text"><text:span text:style-name="Source_20_Text"><text:s text:c="4"/>Dense(1, activation='sigmoid')</text:span></text:p>
      <text:p text:style-name="Preformatted_20_Text"><text:span text:style-name="Source_20_Text">])</text:span></text:p>
      <text:p text:style-name="Preformatted_20_Text"/>
      <text:p text:style-name="Preformatted_20_Text"><text:span text:style-name="Source_20_Text"># Compile the model specifying optimizer, loss function, and metrics</text:span></text:p>
      <text:p text:style-name="Preformatted_20_Text"><text:span text:style-name="Source_20_Text">model.compile(optimizer='adam', loss='binary_crossentropy', metrics=['accuracy'])</text:span></text:p>
      <text:p text:style-name="Preformatted_20_Text"/>
      <text:p text:style-name="Preformatted_20_Text"><text:soft-page-break/><text:span text:style-name="Source_20_Text"># Train the model using training data with validation split</text:span></text:p>
      <text:p text:style-name="Preformatted_20_Text"><text:span text:style-name="Source_20_Text">model.fit(</text:span></text:p>
      <text:p text:style-name="Preformatted_20_Text"><text:span text:style-name="Source_20_Text"><text:s text:c="4"/>X_train, y_train,</text:span></text:p>
      <text:p text:style-name="Preformatted_20_Text"><text:span text:style-name="Source_20_Text"><text:s text:c="4"/>epochs=20,</text:span></text:p>
      <text:p text:style-name="Preformatted_20_Text"><text:span text:style-name="Source_20_Text"><text:s text:c="4"/>batch_size=32,</text:span></text:p>
      <text:p text:style-name="Preformatted_20_Text"><text:span text:style-name="Source_20_Text"><text:s text:c="4"/>validation_split=0.2</text:span></text:p>
      <text:p text:style-name="Preformatted_20_Text"><text:span text:style-name="Source_20_Text">)</text:span></text:p>
      <text:p text:style-name="Preformatted_20_Text"/>
      <text:p text:style-name="Preformatted_20_Text"><text:span text:style-name="Source_20_Text"># Evaluate the model on test data</text:span></text:p>
      <text:p text:style-name="P1"><text:span text:style-name="Source_20_Text">model.evaluate(X_test, y_test)</text:span></text:p>
      <text:p text:style-name="Horizontal_20_Line"/>
      <text:p text:style-name="Text_20_body"><text:span text:style-name="Strong_20_Emphasis">9. Tips for Effective Training</text:span></text:p>
      <text:list xml:id="list1654190672" text:style-name="L1">
        <text:list-item>
          <text:p text:style-name="P2">Use feature scaling for input normalization.</text:p>
        </text:list-item>
        <text:list-item>
          <text:p text:style-name="P2">Monitor training vs. validation loss to detect overfitting.</text:p>
        </text:list-item>
        <text:list-item>
          <text:p text:style-name="P2">Use early stopping or dropout to avoid overfitting.</text:p>
        </text:list-item>
        <text:list-item>
          <text:p text:style-name="P2">Start with simple architectures and increase complexity gradually.</text:p>
        </text:list-item>
        <text:list-item>
          <text:p text:style-name="P2">Use a consistent random seed for reproducibility.</text:p>
        </text:list-item>
      </text:list>
      <text:p text:style-name="Text_20_body"><text:span text:style-name="Strong_20_Emphasis">Overfitting vs. Underfitting:</text:span></text:p>
      <text:list xml:id="list4043781750" text:style-name="L2">
        <text:list-item>
          <text:p text:style-name="P3">Overfitting: high training accuracy but poor validation accuracy.</text:p>
        </text:list-item>
        <text:list-item>
          <text:p text:style-name="P3">Underfitting: poor accuracy on both training and validation data.</text:p>
        </text:list-item>
      </text:list>
      <text:p text:style-name="Text_20_body"><text:span text:style-name="Strong_20_Emphasis">Detecting Issues:</text:span></text:p>
      <text:list xml:id="list2044988209" text:style-name="L3">
        <text:list-item>
          <text:p text:style-name="P4">If training loss decreases but validation loss increases → overfitting.</text:p>
        </text:list-item>
        <text:list-item>
          <text:p text:style-name="P4">If neither decreases → underfitting or learning rate too small.</text:p>
        </text:list-item>
      </text:list>
      <text:p text:style-name="Horizontal_20_Line"/>
      <text:p text:style-name="Text_20_body"><text:span text:style-name="Strong_20_Emphasis">10. Conclusion</text:span><text:line-break/>Feedforward Neural Networks (FNNs) are a foundational model in machine learning. Understanding how they work—from data preprocessing to architecture design, loss optimization, and evaluation—is essential for solving real-world problems. This handout provided both theoretical and hands-on insights to equip you for building and analyzing FNNs effectively.</text:p>
      <text:p text:style-name="Text_20_body">Continue practicing by modifying the dataset, tweaking the architecture, and observing how performance chang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2:19:44.827293636</meta:creation-date>
    <dc:date>2025-05-22T12:31:09.376607246</dc:date>
    <meta:editing-duration>PT26S</meta:editing-duration>
    <meta:editing-cycles>1</meta:editing-cycles>
    <meta:document-statistic meta:table-count="2" meta:image-count="0" meta:object-count="0" meta:page-count="5" meta:paragraph-count="155" meta:word-count="1033" meta:character-count="7826" meta:non-whitespace-character-count="6932"/>
    <meta:generator>LibreOffice/7.3.7.2$Linux_X86_64 LibreOffice_project/30$Build-2</meta:generator>
  </office:meta>
</office:document-meta>
</file>